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5.25cm" fo:min-width="9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3465a4" draw:fill-color="#00b274" draw:textarea-horizontal-align="justify" draw:textarea-vertical-align="middle" draw:auto-grow-height="false" fo:min-height="2.15cm" fo:min-width="0cm"/>
    </style:style>
    <style:style style:name="gr4" style:family="graphic" style:parent-style-name="standard">
      <style:graphic-properties svg:stroke-color="#3465a4" draw:fill-color="#00b274" draw:textarea-horizontal-align="justify" draw:textarea-vertical-align="middle" draw:auto-grow-height="false" fo:min-height="1.25cm" fo:min-width="0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b27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5.5cm" svg:x="1.8cm" svg:y="2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625cm" svg:height="4.517cm" svg:x="12.9cm" svg:y="3.4cm">
          <draw:text-box>
            <text:p>Start</text:p>
            <text:p>Constants:</text:p>
            <text:p>Height, width</text:p>
            <text:p>Rate of growth</text:p>
            <text:p>Color</text:p>
            <text:p>X-move</text:p>
          </draw:text-box>
        </draw:frame>
        <draw:custom-shape draw:style-name="gr1" draw:text-style-name="P1" draw:layer="layout" svg:width="10cm" svg:height="5.5cm" svg:x="1.8cm" svg:y="1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2.4cm" svg:x="2.3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cm" svg:height="5.5cm" svg:x="1.7cm" svg:y="2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1.5cm" svg:x="2.9cm" svg:y="2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cm" svg:height="5.5cm" svg:x="1.8cm" svg:y="16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42cm" svg:height="1.673cm" svg:x="12.7cm" svg:y="11cm">
          <draw:text-box>
            <text:p>Grass grows with time</text:p>
            <text:p>Height += rate</text:p>
          </draw:text-box>
        </draw:frame>
        <draw:frame draw:style-name="gr2" draw:text-style-name="P2" draw:layer="layout" svg:width="7.758cm" svg:height="1.673cm" svg:x="12.7cm" svg:y="17.7cm">
          <draw:text-box>
            <text:p>Grass disappears on click</text:p>
            <text:p>Height = 0</text:p>
          </draw:text-box>
        </draw:frame>
        <draw:frame draw:style-name="gr2" draw:text-style-name="P2" draw:layer="layout" svg:width="6.463cm" svg:height="3.095cm" svg:x="12.9cm" svg:y="23.7cm">
          <draw:text-box>
            <text:p>After disappearing</text:p>
            <text:p>Grass grows on pos </text:p>
            <text:p>Initialpost += X-move</text:p>
            <text:p>At rate speed</text:p>
          </draw:text-box>
        </draw:frame>
        <draw:frame draw:style-name="gr2" draw:text-style-name="P2" draw:layer="layout" svg:width="11.102cm" svg:height="0.962cm" svg:x="5.2cm" svg:y="1.6cm">
          <draw:text-box>
            <text:p>Domain analysis for growing-grass.rk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3T15:43:03.690946907</meta:creation-date>
    <dc:date>2019-05-13T15:48:35.691733749</dc:date>
    <meta:editing-duration>PT5M32S</meta:editing-duration>
    <meta:editing-cycles>1</meta:editing-cycles>
    <meta:generator>LibreOffice/6.0.6.2$Linux_X86_64 LibreOffice_project/00m0$Build-2</meta:generator>
    <meta:document-statistic meta:object-count="11"/>
  </office:meta>
</office:document-meta>
</file>